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Registry.deregisterSubscription( SubscriptionSpec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Registry.getMatchingSubscriptionEndpoints( MessageExchangeImpl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scriptionRegistry.Subscription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Registry.registerSubscription( SubscriptionSpec subscription , Internal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